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DejaVu Sans', arial, sans-serif"/>
    <style:font-face style:name="DejaVuSansMono" svg:font-family="DejaVuSansMono, 'DejaVu Sans Mon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9.8715in" table:align="left"/>
    </style:style>
    <style:style style:name="Table1.A" style:family="table-column">
      <style:table-column-properties style:column-width="1.5597in"/>
    </style:style>
    <style:style style:name="Table1.B" style:family="table-column">
      <style:table-column-properties style:column-width="1.6236in"/>
    </style:style>
    <style:style style:name="Table1.C" style:family="table-column">
      <style:table-column-properties style:column-width="1.5049in"/>
    </style:style>
    <style:style style:name="Table1.D" style:family="table-column">
      <style:table-column-properties style:column-width="1.6882in"/>
    </style:style>
    <style:style style:name="Table1.F" style:family="table-column">
      <style:table-column-properties style:column-width="1.871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0pt" officeooo:rsid="0011b6dc" officeooo:paragraph-rsid="0011b6dc" style:font-size-asian="10pt" style:font-size-complex="10pt"/>
    </style:style>
    <style:style style:name="P2" style:family="paragraph" style:parent-style-name="Header">
      <style:text-properties officeooo:rsid="0013a514" officeooo:paragraph-rsid="0013a514"/>
    </style:style>
    <style:style style:name="P3" style:family="paragraph" style:parent-style-name="Table_20_Contents">
      <style:text-properties fo:font-size="10.5pt" style:font-size-asian="10.5pt" style:font-size-complex="10.5pt"/>
    </style:style>
    <style:style style:name="P4" style:family="paragraph" style:parent-style-name="Table_20_Contents">
      <style:text-properties style:font-name="Liberation Serif" fo:font-size="10.5pt" style:font-size-asian="10.5pt" style:font-size-complex="10.5pt"/>
    </style:style>
    <style:style style:name="P5" style:family="paragraph" style:parent-style-name="Table_20_Contents">
      <style:text-properties style:font-name="Liberation Serif" fo:font-size="10pt" style:font-size-asian="10pt" style:font-size-complex="10pt"/>
    </style:style>
    <style:style style:name="P6" style:family="paragraph" style:parent-style-name="Table_20_Contents">
      <style:text-properties style:font-name="Liberation Serif" fo:font-size="10pt" officeooo:rsid="0011b3cc" officeooo:paragraph-rsid="0011b3cc" style:font-size-asian="10pt" style:font-size-complex="10pt"/>
    </style:style>
    <style:style style:name="P7" style:family="paragraph" style:parent-style-name="Table_20_Contents">
      <style:text-properties style:font-name="Liberation Serif" fo:font-size="10pt" officeooo:rsid="00106dc2" officeooo:paragraph-rsid="00106dc2" style:font-size-asian="10pt" style:font-size-complex="10pt"/>
    </style:style>
    <style:style style:name="T1" style:family="text">
      <style:text-properties fo:color="#000000"/>
    </style:style>
    <style:style style:name="T2" style:family="text">
      <style:text-properties fo:color="#000000" fo:background-color="transparent" loext:char-shading-value="0"/>
    </style:style>
    <style:style style:name="T3" style:family="text">
      <style:text-properties fo:color="#000000" fo:font-style="italic" fo:background-color="transparent" loext:char-shading-value="0"/>
    </style:style>
    <style:style style:name="T4" style:family="text">
      <style:text-properties fo:color="#000000" fo:font-weight="bold" fo:background-color="transparent"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officeooo:rsid="0013a51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table-cell table:style-name="Table1.A1" office:value-type="string">
            <text:p text:style-name="P3">memory_order_relaxed</text:p>
          </table:table-cell>
          <table:table-cell table:style-name="Table1.A1" office:value-type="string">
            <text:p text:style-name="P3">memory_order_consume</text:p>
          </table:table-cell>
          <table:table-cell table:style-name="Table1.A1" office:value-type="string">
            <text:p text:style-name="P4"><text:span text:style-name="T1">memory_order_acquire</text:span></text:p>
          </table:table-cell>
          <table:table-cell table:style-name="Table1.A1" office:value-type="string">
            <text:p text:style-name="P4"><text:span text:style-name="T1">memory_order_release</text:span></text:p>
          </table:table-cell>
          <table:table-cell table:style-name="Table1.A1" office:value-type="string">
            <text:p text:style-name="P4"><text:span text:style-name="T1">memory_order_acq_rel</text:span></text:p>
          </table:table-cell>
          <table:table-cell table:style-name="Table1.F1" office:value-type="string">
            <text:p text:style-name="P4"><text:span text:style-name="T1">memory_order_seq_cst</text:span></text:p>
          </table:table-cell>
        </table:table-row>
        <table:table-row>
          <table:table-cell table:style-name="Table1.A2" office:value-type="string">
            <text:p text:style-name="P5"><text:span text:style-name="T2">Relaxed operation: there are no synchronization or ordering constraints imposed on other reads or writes, only this operation's atomicity is guaranteed</text:span></text:p>
          </table:table-cell>
          <table:table-cell table:style-name="Table1.A2" office:value-type="string">
            <text:p text:style-name="P5"><text:span text:style-name="T2">A load operation with this memory order performs a</text:span> <text:span text:style-name="T3">consume operation</text:span> <text:span text:style-name="T2">on the affected memory location: no reads or writes in the current thread dependent on the value currently loaded can be reordered </text:span><text:span text:style-name="T4">before</text:span><text:span text:style-name="T2"> this load. Writes to </text:span><text:span text:style-name="T4">data-dependent </text:span><text:span text:style-name="T2">variables in other threads that release the same atomic variable are visible in the current thread. On most platforms, this affects compiler optimizations only.</text:span></text:p>
          </table:table-cell>
          <table:table-cell table:style-name="Table1.A2" office:value-type="string">
            <text:p text:style-name="P5"><text:span text:style-name="T2">A load operation with this memory order performs the</text:span> <text:span text:style-name="T3">acquire operation</text:span> <text:span text:style-name="T2">on the affected memory location: no reads or writes in the current thread can be reordered </text:span><text:span text:style-name="T4">before</text:span><text:span text:style-name="T2"> this load. All writes in other threads that </text:span><text:span text:style-name="T4">release</text:span><text:span text:style-name="T2"> the same atomic variable are visible in the current thread</text:span></text:p>
          </table:table-cell>
          <table:table-cell table:style-name="Table1.A2" office:value-type="string">
            <text:p text:style-name="P5"><text:span text:style-name="T2">A store operation with this memory order performs the</text:span> <text:span text:style-name="T3">release operation</text:span><text:span text:style-name="T2">: no reads or writes in the current thread can be reordered </text:span><text:span text:style-name="T4">after</text:span><text:span text:style-name="T2"> this store. All writes in the current thread are visible in other threads that acquire the same atomic variable and writes that carry a </text:span><text:span text:style-name="T4">dependency</text:span><text:span text:style-name="T2"> into the atomic variable become visible in other threads that consume the same atomic.</text:span></text:p>
          </table:table-cell>
          <table:table-cell table:style-name="Table1.A2" office:value-type="string">
            <text:p text:style-name="P5"><text:span text:style-name="T2">A </text:span><text:span text:style-name="T4">read-modify-write</text:span><text:span text:style-name="T2"> operation with this memory order is both an</text:span> <text:span text:style-name="T3">acquire operation</text:span> <text:span text:style-name="T2">and a</text:span> <text:span text:style-name="T3">release operation</text:span><text:span text:style-name="T2">. No memory reads or writes in the current thread can be reordered before or after this store. All writes in other threads that release the same atomic variable are visible before the modification and the modification is visible in other threads that acquire the same atomic variable.</text:span></text:p>
          </table:table-cell>
          <table:table-cell table:style-name="Table1.F2" office:value-type="string">
            <text:p text:style-name="P5"><text:span text:style-name="T4">Any</text:span><text:span text:style-name="T2"> operation with this memory order is both an</text:span> <text:span text:style-name="T3">acquire operation</text:span> <text:span text:style-name="T2">and a</text:span> <text:span text:style-name="T3">release operation</text:span><text:span text:style-name="T2">, plus a single total order exists in which all threads observe all modifications in the same order</text:span></text:p>
          </table:table-cell>
        </table:table-row>
        <table:table-row>
          <table:table-cell table:style-name="Table1.A2" office:value-type="string">
            <text:p text:style-name="P5"/>
          </table:table-cell>
          <table:table-cell table:style-name="Table1.A2" office:value-type="string">
            <text:p text:style-name="P7">Special operation that is like memory_order_acquire, but for operations that are <text:span text:style-name="T5">dependent</text:span> on the current variable. It seems compilers don’t implement this well.</text:p>
          </table:table-cell>
          <table:table-cell table:style-name="Table1.A2" office:value-type="string">
            <text:p text:style-name="P6">I have eg. atomic flag that says whether some data are valid. I should use this memory order to read the flag, because reading from the other variables will not be reordered before the read of the flag.</text:p>
          </table:table-cell>
          <table:table-cell table:style-name="Table1.A2" office:value-type="string">
            <text:p text:style-name="P6">Eg. I have following statement:<text:line-break/></text:p>
            <text:p text:style-name="P6">p.store(new X(5, 2), …)</text:p>
            <text:p text:style-name="P6"/>
            <text:p text:style-name="P6">I don’t want the stores inside X to be <text:span text:style-name="T6">applied</text:span> after store to the pointer.</text:p>
            <text:p text:style-name="P6"/>
            <text:p text:style-name="P6">Question: It is based on dependency, so can this be used for boolean flag? Like:</text:p>
            <text:p text:style-name="P6"/>
            <text:p text:style-name="P6">x = 5;</text:p>
            <text:p text:style-name="P6">flag = true?</text:p>
            <text:p text:style-name="P6"/>
            <text:p text:style-name="P6">There is no dependency! :-(</text:p>
          </table:table-cell>
          <table:table-cell table:style-name="Table1.A2" office:value-type="string">
            <text:p text:style-name="P6">Like memory_order_seq_cst, but for read-modify-write only.</text:p>
          </table:table-cell>
          <table:table-cell table:style-name="Table1.F2" office:value-type="string">
            <text:p text:style-name="P5"/>
          </table:table-cell>
        </table:table-row>
      </table:table>
      <text:p text:style-name="Standard"/>
      <text:p text:style-name="P1">Nice article about memory-order consume: <text:a xlink:type="simple" xlink:href="http://preshing.com/20141124/fixing-gccs-implementation-of-memory_order_consume/" text:style-name="Internet_20_link" text:visited-style-name="Visited_20_Internet_20_Link">http://preshing.com/20141124/fixing-gccs-implementation-of-memory_order_consum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DejaVu Sans', arial, sans-serif"/>
    <style:font-face style:name="DejaVuSansMono" svg:font-family="DejaVuSansMono, 'DejaVu Sans Mon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5.0575in" style:type="center"/>
          <style:tab-stop style:position="10.1154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a514" officeooo:paragraph-rsid="0013a514"/>
    </style:style>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emory order in 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06:38:47.279296000</meta:creation-date>
    <dc:date>2018-01-27T07:11:09.867089000</dc:date>
    <meta:editing-duration>PT22M1S</meta:editing-duration>
    <meta:editing-cycles>4</meta:editing-cycles>
    <meta:generator>LibreOffice/5.4.2.2$MacOSX_X86_64 LibreOffice_project/22b09f6418e8c2d508a9eaf86b2399209b0990f4</meta:generator>
    <meta:document-statistic meta:table-count="1" meta:image-count="0" meta:object-count="0" meta:page-count="1" meta:paragraph-count="24" meta:word-count="421" meta:character-count="2715" meta:non-whitespace-character-count="2317"/>
  </office:meta>
</office:document-meta>
</file>